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8000006DAA7473197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thu" svg:font-family="Sathu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style:font-name="Sathu" fo:font-size="24pt" fo:background-color="transparent" style:font-size-asian="24pt" style:font-size-complex="24pt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style:font-name="Sathu" fo:font-size="16pt" fo:background-color="transparent" style:font-size-asian="16pt" style:font-size-complex="16pt"/>
    </style:style>
    <style:style style:name="P3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fo:color="#ffffff" style:font-name="Sathu" fo:font-size="16pt" fo:background-color="transparent" style:font-size-asian="16pt" style:font-size-complex="16pt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ffffff" style:font-name="Sathu" fo:font-size="24pt" fo:background-color="transparent" style:font-size-asian="24pt" style:font-size-complex="24pt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style:font-name="Sathu" fo:font-size="16pt" fo:background-color="transparent" style:font-size-asian="16pt" style:font-size-complex="16pt"/>
    </style:style>
    <style:style style:name="T1" style:family="text">
      <style:text-properties fo:font-size="40pt" style:font-size-asian="40pt" style:font-size-complex="4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/>
      <text:p text:style-name="P4"><text:span text:style-name="T1"><text:database-display text:table-name="Giornalisti" text:table-type="table" text:column-name="DATA" text:database-name="MailMerge">&lt;DATA&gt;</text:database-display></text:span><text:span text:style-name="T1"> </text:span></text:p>
      <text:p text:style-name="P2"/>
      <text:p text:style-name="P2"/>
      <text:p text:style-name="P2"/>
      <text:p text:style-name="P1"><text:database-display text:table-name="Giornalisti" text:table-type="table" text:column-name="Nome" text:database-name="MailMerge">&lt;Nome&gt;</text:database-display> </text:p>
      <text:p text:style-name="P1"><text:database-display text:table-name="Giornalisti" text:table-type="table" text:column-name="Cognome" text:database-name="MailMerge">&lt;Cognome&gt;</text:database-display></text:p>
      <text:p text:style-name="P1"><text:s text:c="46"/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thu" svg:font-family="Sathu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299in" fo:page-height="5.8299in" style:num-format="1" style:print-orientation="portrait" fo:margin-top="0in" fo:margin-bottom="0in" fo:margin-left="0in" fo:margin-right="0in" style:shadow="none" fo:background-color="transparent" style:writing-mode="lr-tb" style:footnote-max-height="0in">
        <style:background-image xlink:href="Pictures/10000201000004D8000006DAA7473197.png" xlink:type="simple" xlink:actuate="onLoad" style:repeat="stretch"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.1299in" fo:page-height="5.829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20T23:14:37</meta:creation-date>
    <dc:date>2015-06-23T08:38:07</dc:date>
    <meta:editing-duration>PT56M16S</meta:editing-duration>
    <meta:editing-cycles>10</meta:editing-cycles>
    <meta:generator>OpenOffice/4.1.1$Unix OpenOffice.org_project/411m6$Build-9775</meta:generator>
    <meta:document-statistic meta:table-count="0" meta:image-count="0" meta:object-count="0" meta:page-count="1" meta:paragraph-count="4" meta:word-count="3" meta:character-count="70"/>
  </office:meta>
</office:document-meta>
</file>